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54pt" style:font-size-asian="54pt" style:font-size-complex="54pt"/>
    </style:style>
    <style:style style:name="T1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2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language="en" fo:country="GB" fo:font-style="normal" fo:text-shadow="none" style:text-underline-style="none" fo:font-weight="bold" style:letter-kerning="true" style:font-name-asian="DejaVu Sans" style:font-size-asian="54pt" style:language-asian="ar" style:country-asian="SA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2"><text:span text:style-name="T2">Genesis 22: 15 – 18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1" draw:text-style-name="P6" draw:layer="layout" svg:width="26.13cm" svg:height="18.942cm" svg:x="1.008cm" svg:y="1.008cm">
          <draw:text-box>
            <text:p text:style-name="P5"><text:span text:style-name="T3">Font: 54</text:span></text:p>
            <text:p text:style-name="P5"><text:span text:style-name="T3">Colour: Yellow (no number)</text:span><text:span text:style-name="T4"> </text:span></text:p>
            <text:p text:style-name="P5"><text:span text:style-name="T4"/></text:p>
            <text:p text:style-name="P5"><text:span text:style-name="T5">Font: 54</text:span></text:p>
            <text:p text:style-name="P5"><text:span text:style-name="T5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Heading_20_1" style:display-name="Heading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swiss" style:font-pitch="variable" fo:font-size="9pt" fo:language="en" fo:country="GB" style:font-name-asian="Segoe UI" style:font-family-asian="'Segoe UI'" style:font-family-generic-asian="swiss" style:font-pitch-asian="variable" style:font-size-asian="9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Lohit Devanagari" style:font-family-asian="'Lohit Devanagari'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53M42S</meta:editing-duration>
    <meta:editing-cycles>61</meta:editing-cycles>
    <meta:generator>LibreOffice/6.0.6.2$Linux_X86_64 LibreOffice_project/00m0$Build-2</meta:generator>
    <dc:date>2018-12-16T08:44:43.222937141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